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iragino Mincho ProN" svg:font-family="Hiragino Mincho ProN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24.0pt"/>
    </style:style>
    <style:style style:name="P2" style:family="paragraph" style:parent-style-name="Standard">
      <style:text-properties style:font-name="Hiragino Mincho ProN" fo:font-size="15.0pt" fo:color="#ff3333"/>
    </style:style>
    <style:style style:name="P3" style:family="paragraph" style:parent-style-name="Standard">
      <style:text-properties style:font-name="Hiragino Mincho ProN" fo:font-size="15.0pt"/>
    </style:style>
    <style:style style:name="P4" style:family="paragraph" style:parent-style-name="Standard">
      <style:text-properties style:font-name="Times New Roman" fo:font-size="16.0pt" fo:color="#ff0000"/>
    </style:style>
    <style:style style:name="P5" style:family="paragraph" style:parent-style-name="Standard">
      <style:text-properties style:font-name="Times New Roman" fo:font-size="16.0pt"/>
    </style:style>
    <style:style style:name="P6" style:family="paragraph" style:parent-style-name="Standard">
      <style:text-properties style:font-name="Hiragino Mincho ProN" fo:font-size="16.0pt"/>
    </style:style>
    <style:style style:name="T1" style:family="text">
      <style:text-properties fo:color="#000000"/>
    </style:style>
    <style:style style:name="T2" style:family="text">
      <style:text-properties style:font-name="Times New Roma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gress Report : Wee<text:span text:style-name="T1">k 02</text:span></text:p>
      <text:p text:style-name="P1">Team: Tsujigiri</text:p>
      <text:p text:style-name="P1"/>
      <text:p text:style-name="P2">各課題の実装方針や、必要と思われるその他作業の見積もりなど。</text:p>
      <text:p text:style-name="P3">メンバー全員でアルゴリズムの確認をした上で実装に取り組む</text:p>
      <text:p text:style-name="P4"/>
      <text:p text:style-name="P5">s1230023:</text:p>
      <text:p text:style-name="P6">要求定義を確認し、課題の実装の前段階として、各自アルゴリズムの構築を行った。また、使用予定の言語のリファレンス等の確認をした。</text:p>
      <text:p text:style-name="P5"/>
      <text:p text:style-name="P5">s1250103:</text:p>
      <text:p text:style-name="P6">要求定義を確認。それに対して要求仕様を考えた。そして要求仕様に基づいて、フローチャートを作成した。</text:p>
      <text:p text:style-name="P5"/>
      <text:p text:style-name="P5">s1250189:</text:p>
      <text:p text:style-name="P6">要求定義の確認。実装するにあたっての仕様の共有をした。また、使用言語<text:span text:style-name="T2">(python)</text:span>の練習をした。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